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6.84pt" svg:y="2.8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0.47pt" svg:height="358.41pt" svg:x="131.9pt" svg:y="0pt">
            <loext:p/>
            <draw:object draw:notify-on-update-of-ranges="Sheet1.A1:Sheet1.A1 Sheet1.A2:Sheet1.A9 Sheet1.B1:Sheet1.B1 Sheet1.B2:Sheet1.B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00.47pt" svg:height="358.41pt" svg:x="1230.46pt" svg:y="0pt">
            <loext:p/>
            <draw:object draw:notify-on-update-of-ranges="Sheet1.A2:Sheet1.A9 Sheet1.B1:Sheet1.B1 Sheet1.B2:Sheet1.B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13.5213606357574" calcext:value-type="float">
            <text:p>13.52136063575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21.3797495365143" calcext:value-type="float">
            <text:p>21.379749536514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23.1226642131805" calcext:value-type="float">
            <text:p>23.12266421318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.74925" calcext:value-type="float">
            <text:p>26.749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1" office:value-type="float" office:value="30.2499401569366" calcext:value-type="float">
            <text:p>30.249940156936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style-name="ce1" office:value-type="float" office:value="33.6586809158325" calcext:value-type="float">
            <text:p>33.658680915832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" office:value-type="float" office:value="37.0908312797546" calcext:value-type="float">
            <text:p>37.0908312797546</text:p>
          </table:table-cell>
        </table:table-row>
        <table:table-row table:style-name="ro1">
          <table:table-cell office:value-type="float" office:value="2097125" calcext:value-type="float">
            <text:p>2097125</text:p>
          </table:table-cell>
          <table:table-cell table:style-name="ce1" office:value-type="float" office:value="41.0554838180542" calcext:value-type="float">
            <text:p>41.0554838180542</text:p>
          </table:table-cell>
        </table:table-row>
        <table:table-row table:style-name="ro1" table:number-rows-repeated="118">
          <table:table-cell table:number-columns-repeated="2"/>
        </table:table-row>
        <table:table-row table:style-name="ro1">
          <table:table-cell office:value-type="float" office:value="13.52" calcext:value-type="float">
            <text:p>13.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0:28:09.979679075</meta:creation-date>
    <dc:date>2018-02-08T00:46:15.863916922</dc:date>
    <meta:editing-duration>PT4M35S</meta:editing-duration>
    <meta:editing-cycles>2</meta:editing-cycles>
    <meta:generator>LibreOffice/5.3.7.2.0$Linux_X86_64 LibreOffice_project/30$Build-2</meta:generator>
    <meta:document-statistic meta:table-count="1" meta:cell-count="19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823cm" svg:height="12.645cm" xlink:href=".." xlink:type="simple" chart:class="chart:scatter" chart:style-name="ch1">
        <chart:legend chart:legend-position="end" svg:x="36.738cm" svg:y="6.062cm" style:legend-expansion="high" chart:style-name="ch2"/>
        <chart:plot-area chart:style-name="ch3" table:cell-range-address="Sheet1.A1:Sheet1.B9" chart:data-source-has-labels="row" svg:x="0.776cm" svg:y="0.252cm" svg:width="35.186cm" svg:height="12.141cm">
          <chartooo:coordinate-region svg:x="1.397cm" svg:y="0.413cm" svg:width="33.915cm" svg:height="11.4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2:Sheet1.A9</svg:desc>
                </draw:g>
              </table:table-cell>
              <table:table-cell office:value-type="float" office:value="13.5213606357574">
                <text:p>13.5213606357574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21.3797495365143">
                <text:p>21.3797495365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23.1226642131805">
                <text:p>23.1226642131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26.74925">
                <text:p>26.7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8">
                <text:p>32768</text:p>
              </table:table-cell>
              <table:table-cell office:value-type="float" office:value="30.2499401569366">
                <text:p>30.249940156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072">
                <text:p>131072</text:p>
              </table:table-cell>
              <table:table-cell office:value-type="float" office:value="33.6586809158325">
                <text:p>33.658680915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288">
                <text:p>524288</text:p>
              </table:table-cell>
              <table:table-cell office:value-type="float" office:value="37.0908312797546">
                <text:p>37.0908312797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25">
                <text:p>2097125</text:p>
              </table:table-cell>
              <table:table-cell office:value-type="float" office:value="41.0554838180542">
                <text:p>41.05548381805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823cm" svg:height="12.645cm" xlink:href=".." xlink:type="simple" chart:class="chart:scatter" chart:style-name="ch1">
        <chart:legend chart:legend-position="end" svg:x="36.738cm" svg:y="6.062cm" style:legend-expansion="high" chart:style-name="ch2"/>
        <chart:plot-area chart:style-name="ch3" table:cell-range-address="Sheet1.A2:Sheet1.B9 Sheet1.B1:Sheet1.B1" chart:data-source-has-labels="row" svg:x="0.776cm" svg:y="0.252cm" svg:width="35.186cm" svg:height="12.141cm">
          <chartooo:coordinate-region svg:x="1.397cm" svg:y="0.413cm" svg:width="33.822cm" svg:height="11.4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2:Sheet1.A9</svg:desc>
                </draw:g>
              </table:table-cell>
              <table:table-cell office:value-type="float" office:value="13.5213606357574">
                <text:p>13.5213606357574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21.3797495365143">
                <text:p>21.3797495365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23.1226642131805">
                <text:p>23.1226642131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26.74925">
                <text:p>26.7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8">
                <text:p>32768</text:p>
              </table:table-cell>
              <table:table-cell office:value-type="float" office:value="30.2499401569366">
                <text:p>30.249940156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072">
                <text:p>131072</text:p>
              </table:table-cell>
              <table:table-cell office:value-type="float" office:value="33.6586809158325">
                <text:p>33.658680915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288">
                <text:p>524288</text:p>
              </table:table-cell>
              <table:table-cell office:value-type="float" office:value="37.0908312797546">
                <text:p>37.0908312797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25">
                <text:p>2097125</text:p>
              </table:table-cell>
              <table:table-cell office:value-type="float" office:value="41.0554838180542">
                <text:p>41.0554838180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